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9_19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braham de Sola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9 December 1870</text:p>
      <text:p text:style-name="P2">Month<text:tab/><text:tab/><text:tab/><text:tab/><text:tab/><text:tab/>December</text:p>
      <text:p text:style-name="P2">Year<text:tab/><text:tab/><text:tab/><text:tab/><text:tab/><text:tab/>1870</text:p>
      <text:p text:style-name="P2">Hebrew Date<text:tab/><text:tab/><text:tab/><text:tab/><text:tab/></text:p>
      <text:p text:style-name="P2">Undated</text:p>
      <text:p text:style-name="P2">City<text:tab/><text:tab/><text:tab/><text:tab/><text:tab/><text:tab/>Montreal</text:p>
      <text:p text:style-name="P2">State<text:tab/><text:tab/><text:tab/><text:tab/><text:tab/><text:tab/>Quebec <text:tab/><text:tab/><text:tab/><text:tab/></text:p>
      <text:p text:style-name="P2">Country<text:tab/><text:tab/><text:tab/><text:tab/><text:tab/>Canad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Montreal Decr 29 1870/</text:p>
      <text:p text:style-name="P2">My dear sir--/</text:p>
      <text:p text:style-name="P2"><text:tab/>Your Postal card of 17th/ is duly to hand. <text:s/>I have received the/ “Memorie Storiche” and also the “appendice”/ sent me by the chevalier Abm. Pesaro/ and for which I am indebted to you./ <text:s/>I am to degenerate a descendant of an/ Italian family, that I cannot read it as/ fluently as I ought—perhaps, in return,/ our friend the author, will occasionally/ stumble over the English of my Perit[?]l./ <text:s/>I will however at an early date send him/ a few trifles more which I have written,/ since you write me, he desires to [?] them./ <text:s/>Many thanks for directing my attention to the/ existence of the Ferrara edition (1525) of the/ [Hebrew]. <text:s/>I was truly grieved/ to read in the “J. Messenger” of the decease of Mrs/ A. Hart an [Hebrew] indeed. <text:s/>Kindly hand/ the enclosed to Mr Hart as I do not know his address/ and with best wishes/ Believe me Yours truly/ Abraham de Sola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2T10:22:15</meta:creation-date>
    <dc:date>2011-12-13T12:20:34.92</dc:date>
    <dc:language>en-US</dc:language>
    <meta:editing-cycles>3</meta:editing-cycles>
    <meta:editing-duration>PT00H04M26S</meta:editing-duration>
    <meta:document-statistic meta:table-count="0" meta:image-count="0" meta:object-count="0" meta:page-count="2" meta:paragraph-count="63" meta:word-count="337" meta:character-count="2163"/>
    <dc:creator>Penn Libraries</dc:creator>
    <meta:user-defined meta:name="Info 1"/>
    <meta:user-defined meta:name="Info 2"/>
    <meta:user-defined meta:name="Info 3"/>
    <meta:user-defined meta:name="Info 4"/>
  </office:meta>
</office:document-meta>
</file>